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10.943cm" style:rel-column-width="5951*"/>
    </style:style>
    <style:style style:name="Tableau3.B" style:family="table-column">
      <style:table-column-properties style:column-width="0.826cm" style:rel-column-width="449*"/>
    </style:style>
    <style:style style:name="Tableau3.C" style:family="table-column">
      <style:table-column-properties style:column-width="7.83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/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3.785cm" style:rel-column-width="7815*"/>
    </style:style>
    <style:style style:name="Tableau2.C" style:family="table-column">
      <style:table-column-properties style:column-width="1.508cm" style:rel-column-width="855*"/>
    </style:style>
    <style:style style:name="Tableau2.D" style:family="table-column">
      <style:table-column-properties style:column-width="0.894cm" style:rel-column-width="50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407cm" style:rel-column-width="4766*"/>
    </style:style>
    <style:style style:name="Tableau5.C" style:family="table-column">
      <style:table-column-properties style:column-width="5.299cm" style:rel-column-width="3004*"/>
    </style:style>
    <style:style style:name="Tableau5.D" style:family="table-column">
      <style:table-column-properties style:column-width="1.558cm" style:rel-column-width="883*"/>
    </style:style>
    <style:style style:name="Tableau5.E" style:family="table-column">
      <style:table-column-properties style:column-width="0.845cm" style:rel-column-width="47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705cm" style:rel-column-width="7770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0.788cm" style:rel-column-width="44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635a11"/>
    </style:style>
    <style:style style:name="P3" style:family="paragraph" style:parent-style-name="Standard">
      <style:text-properties officeooo:paragraph-rsid="017a1668"/>
    </style:style>
    <style:style style:name="P4" style:family="paragraph" style:parent-style-name="Standard">
      <style:text-properties fo:font-size="8pt" style:font-size-asian="7pt" style:font-size-complex="8pt"/>
    </style:style>
    <style:style style:name="P5" style:family="paragraph" style:parent-style-name="Table_20_Contents">
      <style:text-properties officeooo:paragraph-rsid="0007d180"/>
    </style:style>
    <style:style style:name="P6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7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8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paragraph-rsid="013b8415"/>
    </style:style>
    <style:style style:name="P11" style:family="paragraph" style:parent-style-name="Table_20_Contents">
      <style:text-properties officeooo:paragraph-rsid="017a2d46"/>
    </style:style>
    <style:style style:name="P12" style:family="paragraph" style:parent-style-name="Table_20_Contents">
      <style:text-properties officeooo:paragraph-rsid="017cb711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officeooo:paragraph-rsid="012765ed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Heading">
      <style:text-properties officeooo:paragraph-rsid="009785fe"/>
    </style:style>
    <style:style style:name="P26" style:family="paragraph" style:parent-style-name="Table_20_Heading">
      <style:text-properties officeooo:paragraph-rsid="00994287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text-properties officeooo:paragraph-rsid="012765ed"/>
    </style:style>
    <style:style style:name="P29" style:family="paragraph" style:parent-style-name="Table_20_Heading">
      <style:text-properties officeooo:paragraph-rsid="01283fcc"/>
    </style:style>
    <style:style style:name="P30" style:family="paragraph" style:parent-style-name="Table_20_Heading">
      <style:text-properties officeooo:paragraph-rsid="014f6ed9"/>
    </style:style>
    <style:style style:name="P31" style:family="paragraph" style:parent-style-name="Table_20_Heading">
      <style:text-properties officeooo:paragraph-rsid="016fc22b"/>
    </style:style>
    <style:style style:name="P32" style:family="paragraph" style:parent-style-name="Table_20_Heading">
      <style:text-properties officeooo:paragraph-rsid="016f66f2"/>
    </style:style>
    <style:style style:name="P33" style:family="paragraph" style:parent-style-name="Table_20_Heading">
      <style:text-properties officeooo:paragraph-rsid="016dc454"/>
    </style:style>
    <style:style style:name="P34" style:family="paragraph" style:parent-style-name="Table_20_Heading">
      <style:text-properties officeooo:paragraph-rsid="017036ec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6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7" style:family="paragraph" style:parent-style-name="Adresse">
      <style:text-properties officeooo:paragraph-rsid="013b8415"/>
    </style:style>
    <style:style style:name="P38" style:family="paragraph" style:parent-style-name="Adresse">
      <style:text-properties officeooo:paragraph-rsid="017a2d46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Text_20_body">
      <style:text-properties officeooo:paragraph-rsid="012ac245"/>
    </style:style>
    <style:style style:name="P41" style:family="paragraph" style:parent-style-name="Text_20_body">
      <style:text-properties officeooo:paragraph-rsid="0135ff42"/>
    </style:style>
    <style:style style:name="P42" style:family="paragraph" style:parent-style-name="Text_20_body">
      <style:text-properties officeooo:paragraph-rsid="0135509c"/>
    </style:style>
    <style:style style:name="P43" style:family="paragraph" style:parent-style-name="Text_20_body">
      <style:text-properties officeooo:rsid="01a3e1bf" officeooo:paragraph-rsid="01a3e1bf"/>
    </style:style>
    <style:style style:name="P44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45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46" style:family="paragraph" style:parent-style-name="Table_20_Main_20_Content_20_Left">
      <style:text-properties officeooo:paragraph-rsid="01982d95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8" style:family="paragraph" style:parent-style-name="Table_20_Header_20_center">
      <style:text-properties officeooo:paragraph-rsid="017cb711"/>
    </style:style>
    <style:style style:name="P49" style:family="paragraph" style:parent-style-name="Table_20_Main_20_Content_20_Right">
      <style:text-properties officeooo:paragraph-rsid="0195e7ae"/>
    </style:style>
    <style:style style:name="P50" style:family="paragraph" style:parent-style-name="Table_20_Main_20_Content_20_Right">
      <style:paragraph-properties fo:text-align="start" style:justify-single-word="false"/>
      <style:text-properties fo:font-size="7pt" style:font-size-asian="7pt" style:font-size-complex="7pt"/>
    </style:style>
    <style:style style:name="P51" style:family="paragraph" style:parent-style-name="Table_20_Main_20_Header">
      <style:text-properties officeooo:rsid="012e2494" officeooo:paragraph-rsid="0168c658"/>
    </style:style>
    <style:style style:name="P52" style:family="paragraph" style:parent-style-name="Table_20_Main_20_Header">
      <style:text-properties officeooo:rsid="012e2494" officeooo:paragraph-rsid="01b75938"/>
    </style:style>
    <style:style style:name="P53" style:family="paragraph" style:parent-style-name="Table_20_Main_20_Header">
      <style:text-properties officeooo:paragraph-rsid="016bf05e"/>
    </style:style>
    <style:style style:name="P54" style:family="paragraph" style:parent-style-name="Table_20_Main_20_Header">
      <style:text-properties fo:font-size="8pt" officeooo:paragraph-rsid="018cf398" style:font-size-asian="8pt" style:font-size-complex="8pt"/>
    </style:style>
    <style:style style:name="P55" style:family="paragraph" style:parent-style-name="Table_20_Main_20_Header">
      <style:text-properties fo:font-size="8pt" officeooo:paragraph-rsid="018d99dd" style:font-size-asian="8pt" style:font-size-complex="8pt"/>
    </style:style>
    <style:style style:name="P56" style:family="paragraph" style:parent-style-name="Table_20_Main_20_Header">
      <style:text-properties fo:font-size="8pt" officeooo:paragraph-rsid="0195e7ae" style:font-size-asian="8pt" style:font-size-complex="8pt"/>
    </style:style>
    <style:style style:name="P57" style:family="paragraph" style:parent-style-name="Table_20_Main_20_Content_20_Left_20_Small">
      <style:text-properties fo:font-size="7pt" officeooo:paragraph-rsid="018d99dd" style:font-size-asian="7pt" style:font-size-complex="7pt"/>
    </style:style>
    <style:style style:name="P58" style:family="paragraph" style:parent-style-name="Heading_20_1">
      <style:text-properties officeooo:paragraph-rsid="01647793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61" style:family="paragraph" style:parent-style-name="Text_20_body">
      <style:text-properties officeooo:paragraph-rsid="017cb711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635a11" style:font-size-asian="11pt" style:font-size-complex="11pt"/>
    </style:style>
    <style:style style:name="T4" style:family="text">
      <style:text-properties style:font-name="Arial1" officeooo:rsid="012e50a9"/>
    </style:style>
    <style:style style:name="T5" style:family="text">
      <style:text-properties style:font-name="Arial1" officeooo:rsid="01bbcdbf"/>
    </style:style>
    <style:style style:name="T6" style:family="text">
      <style:text-properties style:font-name="Arial1" officeooo:rsid="01bd8edf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25c3cc"/>
    </style:style>
    <style:style style:name="T11" style:family="text">
      <style:text-properties officeooo:rsid="012765ed"/>
    </style:style>
    <style:style style:name="T12" style:family="text">
      <style:text-properties officeooo:rsid="0127b33f"/>
    </style:style>
    <style:style style:name="T13" style:family="text">
      <style:text-properties officeooo:rsid="0127cd53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38b033"/>
    </style:style>
    <style:style style:name="T17" style:family="text">
      <style:text-properties officeooo:rsid="013a4bde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f6ed9"/>
    </style:style>
    <style:style style:name="T21" style:family="text">
      <style:text-properties officeooo:rsid="00d936c0"/>
    </style:style>
    <style:style style:name="T22" style:family="text">
      <style:text-properties officeooo:rsid="017976c3"/>
    </style:style>
    <style:style style:name="T23" style:family="text">
      <style:text-properties officeooo:rsid="017a2d46"/>
    </style:style>
    <style:style style:name="T24" style:family="text">
      <style:text-properties officeooo:rsid="0193fe4d"/>
    </style:style>
    <style:style style:name="T25" style:family="text">
      <style:text-properties officeooo:rsid="0197c811"/>
    </style:style>
    <style:style style:name="T26" style:family="text">
      <style:text-properties officeooo:rsid="01982d95"/>
    </style:style>
    <style:style style:name="T27" style:family="text">
      <style:text-properties officeooo:rsid="019a7255"/>
    </style:style>
    <style:style style:name="T28" style:family="text">
      <style:text-properties officeooo:rsid="01a0f211"/>
    </style:style>
    <style:style style:name="T29" style:family="text">
      <style:text-properties officeooo:rsid="01a1ee84"/>
    </style:style>
    <style:style style:name="T30" style:family="text">
      <style:text-properties officeooo:rsid="01a3e1bf"/>
    </style:style>
    <style:style style:name="T31" style:family="text">
      <style:text-properties officeooo:rsid="01a53173"/>
    </style:style>
    <style:style style:name="T32" style:family="text">
      <style:text-properties fo:font-size="9pt" officeooo:rsid="01aeb7f1" style:font-size-asian="9pt" style:font-size-complex="9pt"/>
    </style:style>
    <style:style style:name="T33" style:family="text">
      <style:text-properties officeooo:rsid="01a58c8b"/>
    </style:style>
    <style:style style:name="T34" style:family="text">
      <style:text-properties officeooo:rsid="01bbcdbf"/>
    </style:style>
    <style:style style:name="T35" style:family="text">
      <style:text-properties officeooo:rsid="01bf85ab"/>
    </style:style>
    <style:style style:name="T36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  <text:user-field-decl office:value-type="string" office:string-value="Incoterm Location" text:name="py3o.o.sale_id.incoterm_location"/>
      </text:user-field-decls>
      <text:p text:style-name="P5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0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19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3">with="doc_name=o.picking_type_code == 'incoming' and (lang=='fr_FR' and u'Bon de réception' or u'Incoming Picking') or (lang=='fr_FR' and u'Bon de livraison' or u'Delivery Order')"</text:span></text:a></text:p>
      <text:p text:style-name="P18"><text:a xlink:type="simple" xlink:href="py3o://if=%22o.state%20!=%20'done'%22" text:style-name="Internet_20_link" text:visited-style-name="Visited_20_Internet_20_Link"><text:span text:style-name="T16">if="o.state != 'done'"</text:span></text:a></text:p>
      <text:h text:style-name="P58" text:outline-level="1"><text:user-field-get text:name="py3o.doc_name">Document Name</text:user-field-get><text:s/>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8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if=%22o.state%20==%20'done'%22" text:style-name="Internet_20_link" text:visited-style-name="Visited_20_Internet_20_Link"><text:span text:style-name="T17">if="o.state == 'done'"</text:span></text:a></text:p>
      <text:h text:style-name="P58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22"><text:a xlink:type="simple" xlink:href="py3o:///if" text:style-name="Internet_20_link" text:visited-style-name="Visited_20_Internet_20_Link"><text:span text:style-name="T9">/if</text:span></text:a></text:p>
      <text:p text:style-name="P23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6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7"/>
          </table:table-cell>
          <table:table-cell table:style-name="Tableau1.A1" office:value-type="string">
            <text:p text:style-name="P35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791926527552">
          <table:table-cell table:style-name="Tableau1.A2" office:value-type="string">
            <text:p text:style-name="P37"><text:a xlink:type="simple" xlink:href="py3o://if=%22o.sale_id%22" text:style-name="Internet_20_link" text:visited-style-name="Visited_20_Internet_20_Link"><text:span text:style-name="T18">if="o.sale_id"</text:span></text:a></text:p>
            <text:p text:style-name="P37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10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9"/>
          </table:table-cell>
          <table:table-cell office:value-type="string">
            <text:p text:style-name="P38"><text:a xlink:type="simple" xlink:href="py3o://if=%22o.partner_id%22" text:style-name="Internet_20_link" text:visited-style-name="Visited_20_Internet_20_Link"><text:span text:style-name="T23">if="o.partner_id"</text:span></text:a></text:p>
            <text:p text:style-name="P39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11"><text:a xlink:type="simple" xlink:href="py3o:///if" text:style-name="Internet_20_link" text:visited-style-name="Visited_20_Internet_20_Link"><text:span text:style-name="T19">/if</text:span></text:a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79192652984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state%20!=%20'done'%22" text:style-name="Internet_20_link" text:visited-style-name="Visited_20_Internet_20_Link"><text:span text:style-name="T11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15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origin%22" text:style-name="Internet_20_link" text:visited-style-name="Visited_20_Internet_20_Link"><text:span text:style-name="T13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backorder_id%22" text:style-name="Internet_20_link" text:visited-style-name="Visited_20_Internet_20_Link"><text:span text:style-name="T20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2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text:s/><text:user-field-get text:name="py3o.o.sale_id.incoterm_location">Incoterm Locatio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7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8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5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A1" office:value-type="string">
              <text:p text:style-name="P54"><text:text-input text:description="py3o://function=&quot;lang=='fr_FR' and 'Qté demandée' or 'Requested Qty'&quot;">Requested Qty</text:text-input></text:p>
            </table:table-cell>
            <table:table-cell table:style-name="Tableau2.D1" office:value-type="string">
              <text:p text:style-name="P55"><text:span text:style-name="T36"><text:text-input text:description="py3o://function=&quot;lang=='fr_FR' and 'Unité' or 'Unit'&quot;">Unit</text:text-input></text:span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<text:a xlink:type="simple" xlink:href="py3o://for=%22wm%20in%20o.move_ids%22" text:style-name="Internet_20_link" text:visited-style-name="Visited_20_Internet_20_Link"><text:span text:style-name="T35">for="wm in o.move_ids"</text:span></text:a>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efault_code">WM Product Code</text:user-field-get></text:p>
          </table:table-cell>
          <table:table-cell table:style-name="Tableau2.B3" office:value-type="string">
            <text:p text:style-name="Table_20_Main_20_Content_20_Left"><text:text-input text:description="py3o://function=&quot;wm.with_context(display_default_code=False).product_id.display_name&quot;">[product_display_name]</text:text-inpu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29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8">/if</text:span></text:a></text:p>
          </table:table-cell>
          <table:table-cell table:style-name="Tableau2.C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57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/>
          </table:table-cell>
          <table:table-cell table:style-name="Tableau2.B4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2.C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5">/if</text:span></text:a></text:p>
      <text:p text:style-name="P40"><text:a xlink:type="simple" xlink:href="py3o://if=%22o.state%20==%20'done'%20and%20o.move_line_ids%22" text:style-name="Internet_20_link" text:visited-style-name="Visited_20_Internet_20_Link"><text:span text:style-name="T25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52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51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3"><text:text-input text:description="py3o://function=&quot;lang=='fr_FR' and 'N° lot' or 'Lot Number'&quot;">Lot Number</text:text-input></text:p>
            </table:table-cell>
            <table:table-cell table:style-name="Tableau5.A1" office:value-type="string">
              <text:p text:style-name="P56"><text:text-input text:description="py3o://function=&quot;lang=='fr_FR' and 'Qté livrée' or 'Delivered Qty'&quot;">Delivered Qty</text:text-input></text:p>
            </table:table-cell>
            <table:table-cell table:style-name="Tableau5.E1" office:value-type="string">
              <text:p text:style-name="P56"><text:span text:style-name="T36"><text:text-input text:description="py3o://function=&quot;lang=='fr_FR' and 'Unité' or 'Unit'&quot;">Unit</text:text-input>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%20in%20o.move_ids%22" text:style-name="Internet_20_link" text:visited-style-name="Visited_20_Internet_20_Link"><text:span text:style-name="T35">for="m in o.move_ids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4">for="l in m.move_line_ids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efault_code">M 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m.with_context(display_default_code=False).product_id.display_name&quot;">[m.product_id.display_name]</text:text-inpu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29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8">/if</text:span></text:a></text:p>
          </table:table-cell>
          <table:table-cell table:style-name="Tableau5.C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26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26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46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5.D4" office:value-type="string">
            <text:p text:style-name="P49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50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/>
          </table:table-cell>
          <table:table-cell table:style-name="Tableau5.B5" office:value-type="string">
            <text:p text:style-name="Table_20_Main_20_Content_20_Left"><text:a xlink:type="simple" xlink:href="py3o:///for" text:style-name="Internet_20_link" text:visited-style-name="Visited_20_Internet_20_Link"><text:span text:style-name="T24">/for</text:span>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42"><text:a xlink:type="simple" xlink:href="py3o:///if" text:style-name="Internet_20_link" text:visited-style-name="Visited_20_Internet_20_Link"><text:span text:style-name="T15">/if</text:span></text:a></text:p>
      <text:p text:style-name="P42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30">if="o.state == 'done' and o.backorder_ids.filtered(lambda x: x.state not in ('done', 'cancel'))"</text:span></text:a></text:p>
      <text:p text:style-name="P42"/>
      <text:p text:style-name="P44"><text:text-input text:description="py3o://function=&quot;lang=='fr_FR' and '''Articles restant à livrer :''' or '''Items waiting for delivery:'''&quot;">Items waiting for delivery</text:text-input></text:p>
      <text:p text:style-name="P4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2"><text:text-input text:description="py3o://function=&quot;lang=='fr_FR' and 'Code article' or 'Product Code'&quot;">Product Code</text:text-input></text:p>
            </table:table-cell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A1" office:value-type="string">
              <text:p text:style-name="P54"><text:text-input text:description="py3o://function=&quot;lang=='fr_FR' and 'Qté restante' or 'Pending Qty'&quot;">Pending Qty</text:text-input></text:p>
            </table:table-cell>
            <table:table-cell table:style-name="Tableau6.D1" office:value-type="string">
              <text:p text:style-name="P55"><text:span text:style-name="T36"><text:text-input text:description="py3o://function=&quot;lang=='fr_FR' and 'Unité' or 'Unit'&quot;">Unit</text:text-input></text:span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<text:a xlink:type="simple" xlink:href="py3o://for=%22bo%20in%20o.backorder_ids.filtered(lambda%20x:%20x.state%20not%20in%20('done',%20'cancel')).move_ids.filtered(lambda%20x:%20x.product_uom_qty)%22" text:style-name="Internet_20_link" text:visited-style-name="Visited_20_Internet_20_Link"><text:span text:style-name="T35">for="bo in o.backorder_ids.filtered(lambda x: x.state not in ('done', 'cancel')).move_ids.filtered(lambda x: x.product_uom_qty)"</text:span></text:a></text:p>
          </table:table-cell>
          <table:table-cell table:style-name="Tableau6.C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13"><text:user-field-get text:name="py3o.bo.product_id.default_code">BO Product Code</text:user-field-get></text:p>
          </table:table-cell>
          <table:table-cell table:style-name="Tableau6.B3" office:value-type="string">
            <text:p text:style-name="P13"><text:text-input text:description="py3o://function=&quot;bo.with_context(display_default_code=False)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2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6.C3" office:value-type="string">
            <text:p text:style-name="P14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16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/>
          </table:table-cell>
          <table:table-cell table:style-name="Tableau6.B4" office:value-type="string">
            <text:p text:style-name="Table_20_Contents"><text:a xlink:type="simple" xlink:href="py3o:///for" text:style-name="Internet_20_link" text:visited-style-name="Visited_20_Internet_20_Link"><text:span text:style-name="T31">/for</text:span></text:a></text:p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</table:table-row>
      </table:table>
      <text:p text:style-name="P43"/>
      <text:p text:style-name="P42"><text:a xlink:type="simple" xlink:href="py3o:///if" text:style-name="Internet_20_link" text:visited-style-name="Visited_20_Internet_20_Link"><text:span text:style-name="T30">/if</text:span></text:a></text:p>
      <text:p text:style-name="P21"><text:a xlink:type="simple" xlink:href="py3o://with=%22note_txt=html_sanitize(o.note)%22" text:style-name="Internet_20_link" text:visited-style-name="Visited_20_Internet_20_Link"><text:span text:style-name="T6">with="note_txt=html_sanitize(o.note)"</text:span></text:a></text:p>
      <text:p text:style-name="P21"><text:a xlink:type="simple" xlink:href="py3o://if=%22o.note%20and%20note_txt%22" text:style-name="Internet_20_link" text:visited-style-name="Visited_20_Internet_20_Link"><text:span text:style-name="T5">if="o.note and note_txt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 table:style-name="TableLine94791926742592">
          <table:table-cell table:style-name="Tableau7.A1" office:value-type="string">
            <text:p text:style-name="P48">Notes</text:p>
          </table:table-cell>
          <table:table-cell table:style-name="Tableau7.B1" office:value-type="string">
            <text:p text:style-name="P12"><text:text-input text:description="py3o://function=&quot;format_multiline_value(note_txt)&quot;">[note_txt]</text:text-input></text:p>
          </table:table-cell>
        </table:table-row>
      </table:table>
      <text:p text:style-name="P61"><text:a xlink:type="simple" xlink:href="py3o:///if" text:style-name="Internet_20_link" text:visited-style-name="Visited_20_Internet_20_Link">/if</text:a></text:p>
      <text:p text:style-name="P61"><text:a xlink:type="simple" xlink:href="py3o:///with" text:style-name="Internet_20_link" text:visited-style-name="Visited_20_Internet_20_Link"><text:span text:style-name="T34">/with</text:span></text:a></text:p>
      <text:p text:style-name="P47"/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42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5.099cm" style:rel-column-width="2891*"/>
    </style:style>
    <style:style style:name="Tableau12.B" style:family="table-column">
      <style:table-column-properties style:column-width="14.501cm" style:rel-column-width="8221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79192614043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17:46:28.142994895</dc:date>
    <meta:editing-duration>P1DT27M43S</meta:editing-duration>
    <meta:editing-cycles>425</meta:editing-cycles>
    <meta:generator>LibreOffice/6.4.7.2$Linux_X86_64 LibreOffice_project/40$Build-2</meta:generator>
    <meta:document-statistic meta:table-count="8" meta:image-count="0" meta:object-count="0" meta:page-count="3" meta:paragraph-count="110" meta:word-count="311" meta:character-count="2166" meta:non-whitespace-character-count="2034"/>
  </office:meta>
</office:document-meta>
</file>